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QueryEndpoint.transform( MessageExchange exchange , NormalizedMessage in , NormalizedMessage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QueryEndpoint.valid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QueryEndpoint.get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QueryEndpoint.setQuery( String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QueryEndpoint.setOutputProperties( Properties output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QueryEndpoint.queryContent( XQueryExpression expression , MessageExchange exchange , NormalizedMessage in , NormalizedMessage ou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XQueryEndpoint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QueryEndpoint.configureQuery( DynamicQueryContext dynamicEnv , MessageExchange exchange , NormalizedMessage i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XQueryEndpoint.compileQue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QueryEndpoint.createQuery( MessageExchange exchange , NormalizedMessage 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QueryEndpoint.getOutpu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